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y Linked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y Linked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ning Hash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 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L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-Black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y Linked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y Linked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ning Hash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Addressing Hashtable, lin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Addressing Hashtable, quadr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Addressing Hashtable, period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 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bonacci 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L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-Black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 van Emde Boas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Emde Boas Tre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6:14:50.868000000</meta:creation-date>
    <dc:date>2018-07-26T16:16:51.772000000</dc:date>
    <meta:editing-duration>PT2M1S</meta:editing-duration>
    <meta:editing-cycles>1</meta:editing-cycles>
    <meta:document-statistic meta:table-count="2" meta:cell-count="38" meta:object-count="0"/>
    <meta:generator>LibreOffice/5.0.4.2$Windows_x86 LibreOffice_project/2b9802c1994aa0b7dc6079e128979269cf95bc78</meta:generator>
  </office:meta>
</office:document-meta>
</file>